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Froude</text:p>
          </table:table-cell>
          <table:table-cell office:value-type="string">
            <text:p>Alpha</text:p>
          </table:table-cell>
          <table:table-cell table:number-columns-repeated="2"/>
        </table:table-row>
        <table:table-row table:style-name="ro2">
          <table:table-cell office:value-type="float" office:value="0.01">
            <text:p>0,01</text:p>
          </table:table-cell>
          <table:table-cell office:value-type="float" office:value="0.9999">
            <text:p>0,9999</text:p>
          </table:table-cell>
          <table:table-cell office:value-type="float" office:value="1">
            <text:p>1</text:p>
          </table:table-cell>
          <table:table-cell>
            <draw:frame table:end-cell-address="Feuille1.K29" table:end-x="0.351cm" table:end-y="0.395cm" draw:z-index="0" draw:style-name="gr1" draw:text-style-name="P1" svg:width="15.982cm" svg:height="11.84cm" svg:x="0.176cm" svg:y="0.18cm">
              <draw:object draw:notify-on-update-of-ranges="Feuille1.A2:Feuille1.A101 Feuille1.A2:Feuille1.A101 Feuille1.B1:Feuille1.B1 Feuille1.B2:Feuille1.B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.02">
            <text:p>0,02</text:p>
          </table:table-cell>
          <table:table-cell office:value-type="float" office:value="0.9996">
            <text:p>0,999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3">
            <text:p>0,03</text:p>
          </table:table-cell>
          <table:table-cell office:value-type="float" office:value="0.9991">
            <text:p>0,999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4">
            <text:p>0,04</text:p>
          </table:table-cell>
          <table:table-cell office:value-type="float" office:value="0.9984">
            <text:p>0,998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5">
            <text:p>0,05</text:p>
          </table:table-cell>
          <table:table-cell office:value-type="float" office:value="0.9975">
            <text:p>0,997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6">
            <text:p>0,06</text:p>
          </table:table-cell>
          <table:table-cell office:value-type="float" office:value="0.9964">
            <text:p>0,996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7">
            <text:p>0,07</text:p>
          </table:table-cell>
          <table:table-cell office:value-type="float" office:value="0.9951">
            <text:p>0,995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8">
            <text:p>0,08</text:p>
          </table:table-cell>
          <table:table-cell office:value-type="float" office:value="0.9936">
            <text:p>0,993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09">
            <text:p>0,09</text:p>
          </table:table-cell>
          <table:table-cell office:value-type="float" office:value="0.9919">
            <text:p>0,991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">
            <text:p>0,1</text:p>
          </table:table-cell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1">
            <text:p>0,11</text:p>
          </table:table-cell>
          <table:table-cell office:value-type="float" office:value="0.9879">
            <text:p>0,987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2">
            <text:p>0,12</text:p>
          </table:table-cell>
          <table:table-cell office:value-type="float" office:value="0.9856">
            <text:p>0,985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3">
            <text:p>0,13</text:p>
          </table:table-cell>
          <table:table-cell office:value-type="float" office:value="0.9831">
            <text:p>0,983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4">
            <text:p>0,14</text:p>
          </table:table-cell>
          <table:table-cell office:value-type="float" office:value="0.9804">
            <text:p>0,980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5">
            <text:p>0,15</text:p>
          </table:table-cell>
          <table:table-cell office:value-type="float" office:value="0.9775">
            <text:p>0,977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6">
            <text:p>0,16</text:p>
          </table:table-cell>
          <table:table-cell office:value-type="float" office:value="0.9744">
            <text:p>0,974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7">
            <text:p>0,17</text:p>
          </table:table-cell>
          <table:table-cell office:value-type="float" office:value="0.9711">
            <text:p>0,971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8">
            <text:p>0,18</text:p>
          </table:table-cell>
          <table:table-cell office:value-type="float" office:value="0.9676">
            <text:p>0,967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19">
            <text:p>0,19</text:p>
          </table:table-cell>
          <table:table-cell office:value-type="float" office:value="0.9639">
            <text:p>0,963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">
            <text:p>0,2</text:p>
          </table:table-cell>
          <table:table-cell office:value-type="float" office:value="0.96">
            <text:p>0,9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1">
            <text:p>0,21</text:p>
          </table:table-cell>
          <table:table-cell office:value-type="float" office:value="0.9559">
            <text:p>0,955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2">
            <text:p>0,22</text:p>
          </table:table-cell>
          <table:table-cell office:value-type="float" office:value="0.9516">
            <text:p>0,951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3">
            <text:p>0,23</text:p>
          </table:table-cell>
          <table:table-cell office:value-type="float" office:value="0.9471">
            <text:p>0,947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4">
            <text:p>0,24</text:p>
          </table:table-cell>
          <table:table-cell office:value-type="float" office:value="0.9424">
            <text:p>0,942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0.9375">
            <text:p>0,937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6">
            <text:p>0,26</text:p>
          </table:table-cell>
          <table:table-cell office:value-type="float" office:value="0.9324">
            <text:p>0,932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7">
            <text:p>0,27</text:p>
          </table:table-cell>
          <table:table-cell office:value-type="float" office:value="0.9271">
            <text:p>0,927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8">
            <text:p>0,28</text:p>
          </table:table-cell>
          <table:table-cell office:value-type="float" office:value="0.9216">
            <text:p>0,921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29">
            <text:p>0,29</text:p>
          </table:table-cell>
          <table:table-cell office:value-type="float" office:value="0.9159">
            <text:p>0,915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0.91">
            <text:p>0,9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1">
            <text:p>0,31</text:p>
          </table:table-cell>
          <table:table-cell office:value-type="float" office:value="0.9039">
            <text:p>0,903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2">
            <text:p>0,32</text:p>
          </table:table-cell>
          <table:table-cell office:value-type="float" office:value="0.8976">
            <text:p>0,897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3">
            <text:p>0,33</text:p>
          </table:table-cell>
          <table:table-cell office:value-type="float" office:value="0.8911">
            <text:p>0,891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4">
            <text:p>0,34</text:p>
          </table:table-cell>
          <table:table-cell office:value-type="float" office:value="0.8844">
            <text:p>0,884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5">
            <text:p>0,35</text:p>
          </table:table-cell>
          <table:table-cell office:value-type="float" office:value="0.8775">
            <text:p>0,877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6">
            <text:p>0,36</text:p>
          </table:table-cell>
          <table:table-cell office:value-type="float" office:value="0.8704">
            <text:p>0,870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7">
            <text:p>0,37</text:p>
          </table:table-cell>
          <table:table-cell office:value-type="float" office:value="0.8631">
            <text:p>0,863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8">
            <text:p>0,38</text:p>
          </table:table-cell>
          <table:table-cell office:value-type="float" office:value="0.8556">
            <text:p>0,855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39">
            <text:p>0,39</text:p>
          </table:table-cell>
          <table:table-cell office:value-type="float" office:value="0.8479">
            <text:p>0,847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">
            <text:p>0,4</text:p>
          </table:table-cell>
          <table:table-cell office:value-type="float" office:value="0.84">
            <text:p>0,8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1">
            <text:p>0,41</text:p>
          </table:table-cell>
          <table:table-cell office:value-type="float" office:value="0.8319">
            <text:p>0,831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2">
            <text:p>0,42</text:p>
          </table:table-cell>
          <table:table-cell office:value-type="float" office:value="0.8236">
            <text:p>0,823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3">
            <text:p>0,43</text:p>
          </table:table-cell>
          <table:table-cell office:value-type="float" office:value="0.8151">
            <text:p>0,815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4">
            <text:p>0,44</text:p>
          </table:table-cell>
          <table:table-cell office:value-type="float" office:value="0.8064">
            <text:p>0,806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5">
            <text:p>0,45</text:p>
          </table:table-cell>
          <table:table-cell office:value-type="float" office:value="0.7975">
            <text:p>0,797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6">
            <text:p>0,46</text:p>
          </table:table-cell>
          <table:table-cell office:value-type="float" office:value="0.7884">
            <text:p>0,788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7">
            <text:p>0,47</text:p>
          </table:table-cell>
          <table:table-cell office:value-type="float" office:value="0.7791">
            <text:p>0,779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8">
            <text:p>0,48</text:p>
          </table:table-cell>
          <table:table-cell office:value-type="float" office:value="0.7696">
            <text:p>0,769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49">
            <text:p>0,49</text:p>
          </table:table-cell>
          <table:table-cell office:value-type="float" office:value="0.7599">
            <text:p>0,759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1">
            <text:p>0,51</text:p>
          </table:table-cell>
          <table:table-cell office:value-type="float" office:value="0.7399">
            <text:p>0,739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2">
            <text:p>0,52</text:p>
          </table:table-cell>
          <table:table-cell office:value-type="float" office:value="0.7296">
            <text:p>0,729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3">
            <text:p>0,53</text:p>
          </table:table-cell>
          <table:table-cell office:value-type="float" office:value="0.7191">
            <text:p>0,719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4">
            <text:p>0,54</text:p>
          </table:table-cell>
          <table:table-cell office:value-type="float" office:value="0.7084">
            <text:p>0,708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5">
            <text:p>0,55</text:p>
          </table:table-cell>
          <table:table-cell office:value-type="float" office:value="0.6975">
            <text:p>0,697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6">
            <text:p>0,56</text:p>
          </table:table-cell>
          <table:table-cell office:value-type="float" office:value="0.6864">
            <text:p>0,686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7">
            <text:p>0,57</text:p>
          </table:table-cell>
          <table:table-cell office:value-type="float" office:value="0.6751">
            <text:p>0,675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8">
            <text:p>0,58</text:p>
          </table:table-cell>
          <table:table-cell office:value-type="float" office:value="0.6636">
            <text:p>0,663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9">
            <text:p>0,59</text:p>
          </table:table-cell>
          <table:table-cell office:value-type="float" office:value="0.6519">
            <text:p>0,651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0.64">
            <text:p>0,6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1">
            <text:p>0,61</text:p>
          </table:table-cell>
          <table:table-cell office:value-type="float" office:value="0.6279">
            <text:p>0,627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2">
            <text:p>0,62</text:p>
          </table:table-cell>
          <table:table-cell office:value-type="float" office:value="0.6156">
            <text:p>0,615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3">
            <text:p>0,63</text:p>
          </table:table-cell>
          <table:table-cell office:value-type="float" office:value="0.6031">
            <text:p>0,603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4">
            <text:p>0,64</text:p>
          </table:table-cell>
          <table:table-cell office:value-type="float" office:value="0.5904">
            <text:p>0,590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5">
            <text:p>0,65</text:p>
          </table:table-cell>
          <table:table-cell office:value-type="float" office:value="0.5775">
            <text:p>0,577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6">
            <text:p>0,66</text:p>
          </table:table-cell>
          <table:table-cell office:value-type="float" office:value="0.5644">
            <text:p>0,564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7">
            <text:p>0,67</text:p>
          </table:table-cell>
          <table:table-cell office:value-type="float" office:value="0.5511">
            <text:p>0,551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8">
            <text:p>0,68</text:p>
          </table:table-cell>
          <table:table-cell office:value-type="float" office:value="0.5376">
            <text:p>0,5376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69">
            <text:p>0,69</text:p>
          </table:table-cell>
          <table:table-cell office:value-type="float" office:value="0.523901">
            <text:p>0,52390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">
            <text:p>0,7</text:p>
          </table:table-cell>
          <table:table-cell office:value-type="float" office:value="0.510001">
            <text:p>0,51000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71">
            <text:p>0,71</text:p>
          </table:table-cell>
          <table:table-cell office:value-type="float" office:value="0.495901">
            <text:p>0,495901</text:p>
          </table:table-cell>
          <table:table-cell office:value-type="float" office:value="0.972354">
            <text:p>0,972354</text:p>
          </table:table-cell>
          <table:table-cell/>
        </table:table-row>
        <table:table-row table:style-name="ro2">
          <table:table-cell office:value-type="float" office:value="0.72">
            <text:p>0,72</text:p>
          </table:table-cell>
          <table:table-cell office:value-type="float" office:value="0.481601">
            <text:p>0,481601</text:p>
          </table:table-cell>
          <table:table-cell office:value-type="float" office:value="0.944315">
            <text:p>0,944315</text:p>
          </table:table-cell>
          <table:table-cell/>
        </table:table-row>
        <table:table-row table:style-name="ro2">
          <table:table-cell office:value-type="float" office:value="0.73">
            <text:p>0,73</text:p>
          </table:table-cell>
          <table:table-cell office:value-type="float" office:value="0.467101">
            <text:p>0,467101</text:p>
          </table:table-cell>
          <table:table-cell office:value-type="float" office:value="0.915883">
            <text:p>0,915883</text:p>
          </table:table-cell>
          <table:table-cell/>
        </table:table-row>
        <table:table-row table:style-name="ro2">
          <table:table-cell office:value-type="float" office:value="0.74">
            <text:p>0,74</text:p>
          </table:table-cell>
          <table:table-cell office:value-type="float" office:value="0.452401">
            <text:p>0,452401</text:p>
          </table:table-cell>
          <table:table-cell office:value-type="float" office:value="0.88706">
            <text:p>0,88706</text:p>
          </table:table-cell>
          <table:table-cell/>
        </table:table-row>
        <table:table-row table:style-name="ro2">
          <table:table-cell office:value-type="float" office:value="0.75">
            <text:p>0,75</text:p>
          </table:table-cell>
          <table:table-cell office:value-type="float" office:value="0.437501">
            <text:p>0,437501</text:p>
          </table:table-cell>
          <table:table-cell office:value-type="float" office:value="0.857844">
            <text:p>0,857844</text:p>
          </table:table-cell>
          <table:table-cell/>
        </table:table-row>
        <table:table-row table:style-name="ro2">
          <table:table-cell office:value-type="float" office:value="0.76">
            <text:p>0,76</text:p>
          </table:table-cell>
          <table:table-cell office:value-type="float" office:value="0.422401">
            <text:p>0,422401</text:p>
          </table:table-cell>
          <table:table-cell office:value-type="float" office:value="0.828237">
            <text:p>0,828237</text:p>
          </table:table-cell>
          <table:table-cell/>
        </table:table-row>
        <table:table-row table:style-name="ro2">
          <table:table-cell office:value-type="float" office:value="0.77">
            <text:p>0,77</text:p>
          </table:table-cell>
          <table:table-cell office:value-type="float" office:value="0.407101">
            <text:p>0,407101</text:p>
          </table:table-cell>
          <table:table-cell office:value-type="float" office:value="0.798237">
            <text:p>0,798237</text:p>
          </table:table-cell>
          <table:table-cell/>
        </table:table-row>
        <table:table-row table:style-name="ro2">
          <table:table-cell office:value-type="float" office:value="0.78">
            <text:p>0,78</text:p>
          </table:table-cell>
          <table:table-cell office:value-type="float" office:value="0.391601">
            <text:p>0,391601</text:p>
          </table:table-cell>
          <table:table-cell office:value-type="float" office:value="0.767844">
            <text:p>0,767844</text:p>
          </table:table-cell>
          <table:table-cell/>
        </table:table-row>
        <table:table-row table:style-name="ro2">
          <table:table-cell office:value-type="float" office:value="0.79">
            <text:p>0,79</text:p>
          </table:table-cell>
          <table:table-cell office:value-type="float" office:value="0.375901">
            <text:p>0,375901</text:p>
          </table:table-cell>
          <table:table-cell office:value-type="float" office:value="0.73706">
            <text:p>0,73706</text:p>
          </table:table-cell>
          <table:table-cell/>
        </table:table-row>
        <table:table-row table:style-name="ro2">
          <table:table-cell office:value-type="float" office:value="0.8">
            <text:p>0,8</text:p>
          </table:table-cell>
          <table:table-cell office:value-type="float" office:value="0.360001">
            <text:p>0,360001</text:p>
          </table:table-cell>
          <table:table-cell office:value-type="float" office:value="0.705884">
            <text:p>0,705884</text:p>
          </table:table-cell>
          <table:table-cell/>
        </table:table-row>
        <table:table-row table:style-name="ro2">
          <table:table-cell office:value-type="float" office:value="0.81">
            <text:p>0,81</text:p>
          </table:table-cell>
          <table:table-cell office:value-type="float" office:value="0.343901">
            <text:p>0,343901</text:p>
          </table:table-cell>
          <table:table-cell office:value-type="float" office:value="0.674315">
            <text:p>0,674315</text:p>
          </table:table-cell>
          <table:table-cell/>
        </table:table-row>
        <table:table-row table:style-name="ro2">
          <table:table-cell office:value-type="float" office:value="0.82">
            <text:p>0,82</text:p>
          </table:table-cell>
          <table:table-cell office:value-type="float" office:value="0.327601">
            <text:p>0,327601</text:p>
          </table:table-cell>
          <table:table-cell office:value-type="float" office:value="0.642354">
            <text:p>0,642354</text:p>
          </table:table-cell>
          <table:table-cell/>
        </table:table-row>
        <table:table-row table:style-name="ro2">
          <table:table-cell office:value-type="float" office:value="0.83">
            <text:p>0,83</text:p>
          </table:table-cell>
          <table:table-cell office:value-type="float" office:value="0.311101">
            <text:p>0,311101</text:p>
          </table:table-cell>
          <table:table-cell office:value-type="float" office:value="0.610002">
            <text:p>0,610002</text:p>
          </table:table-cell>
          <table:table-cell/>
        </table:table-row>
        <table:table-row table:style-name="ro2">
          <table:table-cell office:value-type="float" office:value="0.839999">
            <text:p>0,839999</text:p>
          </table:table-cell>
          <table:table-cell office:value-type="float" office:value="0.294401">
            <text:p>0,294401</text:p>
          </table:table-cell>
          <table:table-cell office:value-type="float" office:value="0.577257">
            <text:p>0,577257</text:p>
          </table:table-cell>
          <table:table-cell/>
        </table:table-row>
        <table:table-row table:style-name="ro2">
          <table:table-cell office:value-type="float" office:value="0.849999">
            <text:p>0,849999</text:p>
          </table:table-cell>
          <table:table-cell office:value-type="float" office:value="0.277501">
            <text:p>0,277501</text:p>
          </table:table-cell>
          <table:table-cell office:value-type="float" office:value="0.544119">
            <text:p>0,544119</text:p>
          </table:table-cell>
          <table:table-cell/>
        </table:table-row>
        <table:table-row table:style-name="ro2">
          <table:table-cell office:value-type="float" office:value="0.859999">
            <text:p>0,859999</text:p>
          </table:table-cell>
          <table:table-cell office:value-type="float" office:value="0.260401">
            <text:p>0,260401</text:p>
          </table:table-cell>
          <table:table-cell office:value-type="float" office:value="0.51059">
            <text:p>0,51059</text:p>
          </table:table-cell>
          <table:table-cell/>
        </table:table-row>
        <table:table-row table:style-name="ro2">
          <table:table-cell office:value-type="float" office:value="0.869999">
            <text:p>0,869999</text:p>
          </table:table-cell>
          <table:table-cell office:value-type="float" office:value="0.243101">
            <text:p>0,243101</text:p>
          </table:table-cell>
          <table:table-cell office:value-type="float" office:value="0.476668">
            <text:p>0,476668</text:p>
          </table:table-cell>
          <table:table-cell/>
        </table:table-row>
        <table:table-row table:style-name="ro2">
          <table:table-cell office:value-type="float" office:value="0.879999">
            <text:p>0,879999</text:p>
          </table:table-cell>
          <table:table-cell office:value-type="float" office:value="0.225601">
            <text:p>0,225601</text:p>
          </table:table-cell>
          <table:table-cell office:value-type="float" office:value="0.442355">
            <text:p>0,442355</text:p>
          </table:table-cell>
          <table:table-cell/>
        </table:table-row>
        <table:table-row table:style-name="ro2">
          <table:table-cell office:value-type="float" office:value="0.889999">
            <text:p>0,889999</text:p>
          </table:table-cell>
          <table:table-cell office:value-type="float" office:value="0.207901">
            <text:p>0,207901</text:p>
          </table:table-cell>
          <table:table-cell office:value-type="float" office:value="0.407649">
            <text:p>0,407649</text:p>
          </table:table-cell>
          <table:table-cell/>
        </table:table-row>
        <table:table-row table:style-name="ro2">
          <table:table-cell office:value-type="float" office:value="0.899999">
            <text:p>0,899999</text:p>
          </table:table-cell>
          <table:table-cell office:value-type="float" office:value="0.190001">
            <text:p>0,190001</text:p>
          </table:table-cell>
          <table:table-cell office:value-type="float" office:value="0.372551">
            <text:p>0,372551</text:p>
          </table:table-cell>
          <table:table-cell/>
        </table:table-row>
        <table:table-row table:style-name="ro2">
          <table:table-cell office:value-type="float" office:value="0.909999">
            <text:p>0,909999</text:p>
          </table:table-cell>
          <table:table-cell office:value-type="float" office:value="0.171901">
            <text:p>0,171901</text:p>
          </table:table-cell>
          <table:table-cell office:value-type="float" office:value="0.337061">
            <text:p>0,337061</text:p>
          </table:table-cell>
          <table:table-cell/>
        </table:table-row>
        <table:table-row table:style-name="ro2">
          <table:table-cell office:value-type="float" office:value="0.919999">
            <text:p>0,919999</text:p>
          </table:table-cell>
          <table:table-cell office:value-type="float" office:value="0.153601">
            <text:p>0,153601</text:p>
          </table:table-cell>
          <table:table-cell office:value-type="float" office:value="0.301179">
            <text:p>0,301179</text:p>
          </table:table-cell>
          <table:table-cell/>
        </table:table-row>
        <table:table-row table:style-name="ro2">
          <table:table-cell office:value-type="float" office:value="0.929999">
            <text:p>0,929999</text:p>
          </table:table-cell>
          <table:table-cell office:value-type="float" office:value="0.135101">
            <text:p>0,135101</text:p>
          </table:table-cell>
          <table:table-cell office:value-type="float" office:value="0.264904">
            <text:p>0,264904</text:p>
          </table:table-cell>
          <table:table-cell/>
        </table:table-row>
        <table:table-row table:style-name="ro2">
          <table:table-cell office:value-type="float" office:value="0.939999">
            <text:p>0,939999</text:p>
          </table:table-cell>
          <table:table-cell office:value-type="float" office:value="0.116401">
            <text:p>0,116401</text:p>
          </table:table-cell>
          <table:table-cell office:value-type="float" office:value="0.228237">
            <text:p>0,228237</text:p>
          </table:table-cell>
          <table:table-cell/>
        </table:table-row>
        <table:table-row table:style-name="ro2">
          <table:table-cell office:value-type="float" office:value="0.949999">
            <text:p>0,949999</text:p>
          </table:table-cell>
          <table:table-cell office:value-type="float" office:value="0.097501">
            <text:p>0,097501</text:p>
          </table:table-cell>
          <table:table-cell office:value-type="float" office:value="0.191179">
            <text:p>0,191179</text:p>
          </table:table-cell>
          <table:table-cell/>
        </table:table-row>
        <table:table-row table:style-name="ro2">
          <table:table-cell office:value-type="float" office:value="0.959999">
            <text:p>0,959999</text:p>
          </table:table-cell>
          <table:table-cell office:value-type="float" office:value="0.078401">
            <text:p>0,078401</text:p>
          </table:table-cell>
          <table:table-cell office:value-type="float" office:value="0.153728">
            <text:p>0,153728</text:p>
          </table:table-cell>
          <table:table-cell/>
        </table:table-row>
        <table:table-row table:style-name="ro2">
          <table:table-cell office:value-type="float" office:value="0.969999">
            <text:p>0,969999</text:p>
          </table:table-cell>
          <table:table-cell office:value-type="float" office:value="0.059101">
            <text:p>0,059101</text:p>
          </table:table-cell>
          <table:table-cell office:value-type="float" office:value="0.115885">
            <text:p>0,115885</text:p>
          </table:table-cell>
          <table:table-cell/>
        </table:table-row>
        <table:table-row table:style-name="ro2">
          <table:table-cell office:value-type="float" office:value="0.979999">
            <text:p>0,979999</text:p>
          </table:table-cell>
          <table:table-cell office:value-type="float" office:value="0.039601">
            <text:p>0,039601</text:p>
          </table:table-cell>
          <table:table-cell office:value-type="float" office:value="0.07765">
            <text:p>0,07765</text:p>
          </table:table-cell>
          <table:table-cell/>
        </table:table-row>
        <table:table-row table:style-name="ro2">
          <table:table-cell office:value-type="float" office:value="0.989999">
            <text:p>0,989999</text:p>
          </table:table-cell>
          <table:table-cell office:value-type="float" office:value="0.019901">
            <text:p>0,019901</text:p>
          </table:table-cell>
          <table:table-cell office:value-type="float" office:value="0.039022">
            <text:p>0,039022</text:p>
          </table:table-cell>
          <table:table-cell/>
        </table:table-row>
        <table:table-row table:style-name="ro2">
          <table:table-cell office:value-type="float" office:value="0.999999">
            <text:p>0,999999</text:p>
          </table:table-cell>
          <table:table-cell office:value-type="float" office:value="0.000001">
            <text:p>0,000001</text:p>
          </table:table-cell>
          <table:table-cell office:value-type="float" office:value="0.000003">
            <text:p>0,000003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6/11/2018</text:date>, <text:time>00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Coulet</meta:initial-creator>
    <meta:creation-date>2018-11-09T14:49:27.94</meta:creation-date>
    <dc:date>2018-11-16T00:35:21.03</dc:date>
    <dc:creator>Christophe Coulet</dc:creator>
    <meta:editing-duration>PT41M14S</meta:editing-duration>
    <meta:editing-cycles>3</meta:editing-cycles>
    <meta:generator>OpenOffice/4.1.3$Win32 OpenOffice.org_project/413m1$Build-9783</meta:generator>
    <meta:document-statistic meta:table-count="3" meta:cell-count="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" chart:origin="0" chart:reverse-direction="false" text:line-break="false" chart:axis-position="0"/>
      <style:graphic-properties svg:stroke-color="#b3b3b3"/>
      <style:text-properties fo:font-size="10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11.841cm" xlink:href=".." xlink:type="simple" chart:class="chart:scatter" chart:column-mapping="0" chart:style-name="ch1">
        <chart:plot-area chart:style-name="ch2" table:cell-range-address="Feuille1.A1:Feuille1.B101" chart:data-source-has-labels="both" svg:x="1.13cm" svg:y="0.12cm" svg:width="14.634cm" svg:height="10.631cm">
          <chartooo:coordinate-region svg:x="1.868cm" svg:y="0.322cm" svg:width="13.8cm" svg:height="9.776cm"/>
          <chart:axis chart:dimension="x" chart:name="primary-x" chart:style-name="ch3" chartooo:axis-type="auto">
            <chart:title svg:x="6.815cm" svg:y="10.987cm" chart:style-name="ch4">
              <text:p>Froude Number</text:p>
            </chart:title>
            <chart:categories table:cell-range-address="Feuille1.A2:Feuille1.A101"/>
            <chart:grid chart:style-name="ch5" chart:class="major"/>
          </chart:axis>
          <chart:axis chart:dimension="y" chart:name="primary-y" chart:style-name="ch6">
            <chart:title svg:x="0.049cm" svg:y="6.75cm" chart:style-name="ch7">
              <text:p>α coefficient</text:p>
            </chart:title>
            <chart:grid chart:style-name="ch5" chart:class="major"/>
          </chart:axis>
          <chart:series chart:style-name="ch8" chart:values-cell-range-address="Feuille1.B2:Feuille1.B101" chart:label-cell-address="Feuille1.B1:Feuille1.B1" chart:class="chart:scatter">
            <chart:domain table:cell-range-address="Feuille1.A2:Feuille1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pha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Feuille1.A2:Feuille1.A101</svg:desc>
                </draw:g>
              </table:table-cell>
              <table:table-cell office:value-type="float" office:value="0.01">
                <text:p>0.01</text:p>
                <draw:g>
                  <svg:desc>Feuille1.A2:Feuille1.A101</svg:desc>
                </draw:g>
              </table:table-cell>
              <table:table-cell office:value-type="float" office:value="0.9999">
                <text:p>0.9999</text:p>
                <draw:g>
                  <svg:desc>Feuille1.B2:Feuille1.B101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9996">
                <text:p>0.9996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9984">
                <text:p>0.998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9964">
                <text:p>0.9964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9951">
                <text:p>0.995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9936">
                <text:p>0.9936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9879">
                <text:p>0.9879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9856">
                <text:p>0.9856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9831">
                <text:p>0.9831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9804">
                <text:p>0.9804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9676">
                <text:p>0.9676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9559">
                <text:p>0.9559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.9516">
                <text:p>0.9516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9471">
                <text:p>0.9471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.9424">
                <text:p>0.9424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.9324">
                <text:p>0.9324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9271">
                <text:p>0.9271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9159">
                <text:p>0.915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31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.9039">
                <text:p>0.9039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.8976">
                <text:p>0.8976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8911">
                <text:p>0.8911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8844">
                <text:p>0.8844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float" office:value="0.37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8631">
                <text:p>0.8631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8556">
                <text:p>0.8556</text:p>
              </table:table-cell>
            </table:table-row>
            <table:table-row>
              <table:table-cell office:value-type="float" office:value="0.39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8479">
                <text:p>0.847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8319">
                <text:p>0.8319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8236">
                <text:p>0.8236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.8151">
                <text:p>0.8151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7884">
                <text:p>0.7884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0.7791">
                <text:p>0.7791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0.7696">
                <text:p>0.7696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7599">
                <text:p>0.759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7399">
                <text:p>0.7399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7296">
                <text:p>0.7296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7191">
                <text:p>0.7191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7084">
                <text:p>0.7084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6864">
                <text:p>0.6864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6751">
                <text:p>0.6751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6636">
                <text:p>0.6636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0.59">
                <text:p>0.59</text:p>
              </table:table-cell>
              <table:table-cell office:value-type="float" office:value="0.6519">
                <text:p>0.651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0.61">
                <text:p>0.61</text:p>
              </table:table-cell>
              <table:table-cell office:value-type="float" office:value="0.6279">
                <text:p>0.6279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6156">
                <text:p>0.6156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6031">
                <text:p>0.6031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0.5644">
                <text:p>0.5644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0.67">
                <text:p>0.67</text:p>
              </table:table-cell>
              <table:table-cell office:value-type="float" office:value="0.5511">
                <text:p>0.5511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.5376">
                <text:p>0.5376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0.69">
                <text:p>0.69</text:p>
              </table:table-cell>
              <table:table-cell office:value-type="float" office:value="0.523901">
                <text:p>0.52390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510001">
                <text:p>0.510001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0.71">
                <text:p>0.71</text:p>
              </table:table-cell>
              <table:table-cell office:value-type="float" office:value="0.495901">
                <text:p>0.495901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72">
                <text:p>0.72</text:p>
              </table:table-cell>
              <table:table-cell office:value-type="float" office:value="0.481601">
                <text:p>0.481601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467101">
                <text:p>0.467101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0.74">
                <text:p>0.74</text:p>
              </table:table-cell>
              <table:table-cell office:value-type="float" office:value="0.452401">
                <text:p>0.45240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437501">
                <text:p>0.437501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422401">
                <text:p>0.422401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0.77">
                <text:p>0.77</text:p>
              </table:table-cell>
              <table:table-cell office:value-type="float" office:value="0.407101">
                <text:p>0.407101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391601">
                <text:p>0.391601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0.79">
                <text:p>0.79</text:p>
              </table:table-cell>
              <table:table-cell office:value-type="float" office:value="0.375901">
                <text:p>0.37590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60001">
                <text:p>0.360001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0.81">
                <text:p>0.81</text:p>
              </table:table-cell>
              <table:table-cell office:value-type="float" office:value="0.343901">
                <text:p>0.343901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0.82">
                <text:p>0.82</text:p>
              </table:table-cell>
              <table:table-cell office:value-type="float" office:value="0.327601">
                <text:p>0.327601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0.83">
                <text:p>0.83</text:p>
              </table:table-cell>
              <table:table-cell office:value-type="float" office:value="0.311101">
                <text:p>0.311101</text:p>
              </table:table-cell>
            </table:table-row>
            <table:table-row>
              <table:table-cell office:value-type="float" office:value="0.839999">
                <text:p>0</text:p>
              </table:table-cell>
              <table:table-cell office:value-type="float" office:value="0.839999">
                <text:p>0.839999</text:p>
              </table:table-cell>
              <table:table-cell office:value-type="float" office:value="0.294401">
                <text:p>0.294401</text:p>
              </table:table-cell>
            </table:table-row>
            <table:table-row>
              <table:table-cell office:value-type="float" office:value="0.849999">
                <text:p>0</text:p>
              </table:table-cell>
              <table:table-cell office:value-type="float" office:value="0.849999">
                <text:p>0.849999</text:p>
              </table:table-cell>
              <table:table-cell office:value-type="float" office:value="0.277501">
                <text:p>0.277501</text:p>
              </table:table-cell>
            </table:table-row>
            <table:table-row>
              <table:table-cell office:value-type="float" office:value="0.859999">
                <text:p>0</text:p>
              </table:table-cell>
              <table:table-cell office:value-type="float" office:value="0.859999">
                <text:p>0.859999</text:p>
              </table:table-cell>
              <table:table-cell office:value-type="float" office:value="0.260401">
                <text:p>0.260401</text:p>
              </table:table-cell>
            </table:table-row>
            <table:table-row>
              <table:table-cell office:value-type="float" office:value="0.869999">
                <text:p>0</text:p>
              </table:table-cell>
              <table:table-cell office:value-type="float" office:value="0.869999">
                <text:p>0.869999</text:p>
              </table:table-cell>
              <table:table-cell office:value-type="float" office:value="0.243101">
                <text:p>0.243101</text:p>
              </table:table-cell>
            </table:table-row>
            <table:table-row>
              <table:table-cell office:value-type="float" office:value="0.879999">
                <text:p>0</text:p>
              </table:table-cell>
              <table:table-cell office:value-type="float" office:value="0.879999">
                <text:p>0.879999</text:p>
              </table:table-cell>
              <table:table-cell office:value-type="float" office:value="0.225601">
                <text:p>0.225601</text:p>
              </table:table-cell>
            </table:table-row>
            <table:table-row>
              <table:table-cell office:value-type="float" office:value="0.889999">
                <text:p>0</text:p>
              </table:table-cell>
              <table:table-cell office:value-type="float" office:value="0.889999">
                <text:p>0.889999</text:p>
              </table:table-cell>
              <table:table-cell office:value-type="float" office:value="0.207901">
                <text:p>0.207901</text:p>
              </table:table-cell>
            </table:table-row>
            <table:table-row>
              <table:table-cell office:value-type="float" office:value="0.899999">
                <text:p>0</text:p>
              </table:table-cell>
              <table:table-cell office:value-type="float" office:value="0.899999">
                <text:p>0.899999</text:p>
              </table:table-cell>
              <table:table-cell office:value-type="float" office:value="0.190001">
                <text:p>0.190001</text:p>
              </table:table-cell>
            </table:table-row>
            <table:table-row>
              <table:table-cell office:value-type="float" office:value="0.909999">
                <text:p>0</text:p>
              </table:table-cell>
              <table:table-cell office:value-type="float" office:value="0.909999">
                <text:p>0.909999</text:p>
              </table:table-cell>
              <table:table-cell office:value-type="float" office:value="0.171901">
                <text:p>0.171901</text:p>
              </table:table-cell>
            </table:table-row>
            <table:table-row>
              <table:table-cell office:value-type="float" office:value="0.919999">
                <text:p>0</text:p>
              </table:table-cell>
              <table:table-cell office:value-type="float" office:value="0.919999">
                <text:p>0.919999</text:p>
              </table:table-cell>
              <table:table-cell office:value-type="float" office:value="0.153601">
                <text:p>0.153601</text:p>
              </table:table-cell>
            </table:table-row>
            <table:table-row>
              <table:table-cell office:value-type="float" office:value="0.929999">
                <text:p>0</text:p>
              </table:table-cell>
              <table:table-cell office:value-type="float" office:value="0.929999">
                <text:p>0.929999</text:p>
              </table:table-cell>
              <table:table-cell office:value-type="float" office:value="0.135101">
                <text:p>0.135101</text:p>
              </table:table-cell>
            </table:table-row>
            <table:table-row>
              <table:table-cell office:value-type="float" office:value="0.939999">
                <text:p>0</text:p>
              </table:table-cell>
              <table:table-cell office:value-type="float" office:value="0.939999">
                <text:p>0.939999</text:p>
              </table:table-cell>
              <table:table-cell office:value-type="float" office:value="0.116401">
                <text:p>0.116401</text:p>
              </table:table-cell>
            </table:table-row>
            <table:table-row>
              <table:table-cell office:value-type="float" office:value="0.949999">
                <text:p>0</text:p>
              </table:table-cell>
              <table:table-cell office:value-type="float" office:value="0.949999">
                <text:p>0.949999</text:p>
              </table:table-cell>
              <table:table-cell office:value-type="float" office:value="0.097501">
                <text:p>0.097501</text:p>
              </table:table-cell>
            </table:table-row>
            <table:table-row>
              <table:table-cell office:value-type="float" office:value="0.959999">
                <text:p>0</text:p>
              </table:table-cell>
              <table:table-cell office:value-type="float" office:value="0.959999">
                <text:p>0.959999</text:p>
              </table:table-cell>
              <table:table-cell office:value-type="float" office:value="0.078401">
                <text:p>0.078401</text:p>
              </table:table-cell>
            </table:table-row>
            <table:table-row>
              <table:table-cell office:value-type="float" office:value="0.969999">
                <text:p>0</text:p>
              </table:table-cell>
              <table:table-cell office:value-type="float" office:value="0.969999">
                <text:p>0.969999</text:p>
              </table:table-cell>
              <table:table-cell office:value-type="float" office:value="0.059101">
                <text:p>0.059101</text:p>
              </table:table-cell>
            </table:table-row>
            <table:table-row>
              <table:table-cell office:value-type="float" office:value="0.979999">
                <text:p>0</text:p>
              </table:table-cell>
              <table:table-cell office:value-type="float" office:value="0.979999">
                <text:p>0.979999</text:p>
              </table:table-cell>
              <table:table-cell office:value-type="float" office:value="0.039601">
                <text:p>0.039601</text:p>
              </table:table-cell>
            </table:table-row>
            <table:table-row>
              <table:table-cell office:value-type="float" office:value="0.989999">
                <text:p>0</text:p>
              </table:table-cell>
              <table:table-cell office:value-type="float" office:value="0.989999">
                <text:p>0.989999</text:p>
              </table:table-cell>
              <table:table-cell office:value-type="float" office:value="0.019901">
                <text:p>0.019901</text:p>
              </table:table-cell>
            </table:table-row>
            <table:table-row>
              <table:table-cell office:value-type="float" office:value="0.999999">
                <text:p>0</text:p>
              </table:table-cell>
              <table:table-cell office:value-type="float" office:value="0.999999">
                <text:p>0.999999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